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tyles.xml"/>
  <manifest:file-entry manifest:media-type="image/png" manifest:full-path="Pictures/10000201000009F6000002449271AF0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Footer">
      <style:paragraph-properties fo:text-align="center" style:justify-single-word="false"/>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text:span text:style-name="T1">C</text:span><text:span text:style-name="T2">HAPTER </text:span><text:span text:style-name="T1">18</text:span></text:p>
      <text:p text:style-name="P7"><text:span text:style-name="T3">P</text:span><text:span text:style-name="T4">OWDER</text:span><text:span text:style-name="T3"> V</text:span><text:span text:style-name="T4">OLUME</text:span><text:span text:style-name="T3"> C</text:span><text:span text:style-name="T4">ALCULATIONS</text:span></text:p>
      <text:p text:style-name="P8">An oddity of understanding this chapter is that you'll realize that Bill Cosby lied when he said, “There's always room for JELL-O.” </text:p>
      <text:p text:style-name="P6">--Sean Parsons</text:p>
      <text:p text:style-name="P4"/>
      <text:p text:style-name="P5">As we start this chapter we should take a moment and consider why some medications come in lyophilized (freeze-dried) powders. The reasons are fairly straight forward such as improved stability, longer expiration, easier storage with concern to temperature requirements. There are some concepts we need to thoroughly address in this chapter such as:</text:p>
      <text:list xml:id="list610533716" text:style-name="L1">
        <text:list-item>
          <text:p text:style-name="P1">powder volume,</text:p>
        </text:list-item>
        <text:list-item>
          <text:p text:style-name="P1">diluent volume,</text:p>
        </text:list-item>
        <text:list-item>
          <text:p text:style-name="P1">total volume,</text:p>
        </text:list-item>
        <text:list-item>
          <text:p text:style-name="P1">final concentration, and</text:p>
        </text:list-item>
        <text:list-item>
          <text:p text:style-name="P1">how to obtain different concentrations.</text:p>
        </text:list-item>
      </text:list>
      <text:p text:style-name="P5"/>
      <text:p text:style-name="P5">As this chapter is obviously primarily focused on powder volume we should defin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5"/>
      <text:p text:style-name="P5">A common comparison is that most people do not leave significant, if any, room for the sugar they add to their morning coffee. In this scenario we can say that powder volume is negligible. But any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5"/>
      <text:p text:style-name="P5">From this basic idea we can ascertain the following formula:</text:p>
      <text:p text:style-name="P5"/>
      <text:p text:style-name="P5"><text:tab/><draw:frame draw:style-name="fr2"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5"/>
      <text:p text:style-name="P5">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5"/>
      <text:p text:style-name="P5">Without wanting to over explain a simple concept, let's go to the next page and look at an example problem.</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2T08:54:56</dc:date>
    <dc:creator>Sean Parsons</dc:creator>
    <meta:editing-duration>PT38M11S</meta:editing-duration>
    <meta:editing-cycles>2</meta:editing-cycles>
    <meta:generator>LibreOffice/3.4$Linux LibreOffice_project/340m1$Build-302</meta:generator>
    <meta:document-statistic meta:table-count="0" meta:image-count="1" meta:object-count="1" meta:page-count="4" meta:paragraph-count="17" meta:word-count="385" meta:character-count="2273" meta:non-whitespace-character-count="1902"/>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